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fo:min-height="1.145cm"/>
    </style:style>
    <style:style style:name="gr3" style:family="graphic" style:parent-style-name="standard">
      <style:graphic-properties draw:stroke="none" svg:stroke-color="#000000" draw:fill="none" draw:fill-color="#ffffff" fo:min-height="1.146cm"/>
    </style:style>
    <style:style style:name="gr4" style:family="graphic" style:parent-style-name="standard">
      <style:graphic-properties draw:stroke="none" svg:stroke-color="#000000" draw:fill="none" draw:fill-color="#ffffff" fo:min-height="1.144cm"/>
    </style:style>
    <style:style style:name="gr5" style:family="graphic" style:parent-style-name="standard">
      <style:graphic-properties draw:stroke="none" svg:stroke-color="#000000" draw:fill="none" draw:fill-color="#ffffff" fo:min-height="1.896cm"/>
    </style:style>
    <style:style style:name="gr6" style:family="graphic" style:parent-style-name="standard">
      <style:graphic-properties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1.42cm"/>
    </style:style>
    <style:style style:name="gr8" style:family="graphic" style:parent-style-name="standard">
      <style:graphic-properties draw:stroke="none" svg:stroke-color="#000000" draw:fill="none" draw:fill-color="#ffffff" fo:min-height="0.467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855cm" svg:height="0.919cm" svg:x="12.345cm" svg:y="24.6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3.5cm" svg:height="1.395cm" svg:x="9.378cm" svg:y="25.105cm">
          <draw:text-box>
            <text:p text:style-name="P1"><text:span text:style-name="T1">ScanDSM</text:span></text:p>
            <text:p text:style-name="P1"><text:span text:style-name="T1">(l_shipdate)</text:span></text:p>
          </draw:text-box>
        </draw:frame>
        <draw:custom-shape draw:style-name="gr1" draw:text-style-name="P1" draw:id="id7" draw:layer="layout" svg:width="0.855cm" svg:height="0.92cm" svg:x="7.245cm" svg:y="17.8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3.5cm" svg:height="1.395cm" svg:x="4.278cm" svg:y="18.349cm">
          <draw:text-box>
            <text:p text:style-name="P1"><text:span text:style-name="T1">ScanDSM</text:span></text:p>
            <text:p text:style-name="P1"><text:span text:style-name="T1">(l_discount)</text:span></text:p>
          </draw:text-box>
        </draw:frame>
        <draw:custom-shape draw:style-name="gr1" draw:text-style-name="P1" draw:id="id4" draw:layer="layout" svg:width="0.855cm" svg:height="0.92cm" svg:x="17.145cm" svg:y="21.2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2" draw:layer="layout" svg:width="3.5cm" svg:height="1.396cm" svg:x="14.178cm" svg:y="21.67cm">
          <draw:text-box>
            <text:p text:style-name="P1"><text:span text:style-name="T1">ScanDSM</text:span></text:p>
            <text:p text:style-name="P1"><text:span text:style-name="T1">(l_quantity)</text:span></text:p>
          </draw:text-box>
        </draw:frame>
        <draw:custom-shape draw:style-name="gr1" draw:text-style-name="P1" draw:layer="layout" svg:width="0.855cm" svg:height="0.922cm" svg:x="12.345cm" svg:y="24.6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11" draw:layer="layout" svg:width="0.855cm" svg:height="0.919cm" svg:x="6.367cm" svg:y="10.7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2" draw:layer="layout" svg:width="4.822cm" svg:height="1.394cm" svg:x="3cm" svg:y="11.43cm">
          <draw:text-box>
            <text:p text:style-name="P1"><text:span text:style-name="T1">ScanDSM</text:span></text:p>
            <text:p text:style-name="P1"><text:span text:style-name="T1">(l_extendedprice)</text:span></text:p>
          </draw:text-box>
        </draw:frame>
        <draw:custom-shape draw:style-name="gr1" draw:text-style-name="P1" draw:layer="layout" svg:width="0.855cm" svg:height="0.919cm" svg:x="12.345cm" svg:y="24.6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2" draw:layer="layout" svg:width="0.855cm" svg:height="0.922cm" svg:x="12.345cm" svg:y="24.6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55cm" svg:height="0.92cm" svg:x="12.367cm" svg:y="21.2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2" draw:layer="layout" svg:width="8.5cm" svg:height="2.235cm" svg:x="5cm" svg:y="21.703cm">
          <draw:text-box>
            <text:p text:style-name="P1"><text:span text:style-name="T1">SelectBitOut</text:span></text:p>
            <text:p text:style-name="P1"><text:span text:style-name="T1">((l_sipdate &gt;= '1994-01-01') </text:span></text:p>
            <text:p text:style-name="P1"><text:span text:style-name="T1">AND </text:span></text:p>
            <text:p text:style-name="P1"><text:span text:style-name="T1">(l_sipdate &lt; '1995-01-01'))</text:span></text:p>
          </draw:text-box>
        </draw:frame>
        <draw:custom-shape draw:style-name="gr1" draw:text-style-name="P1" draw:layer="layout" svg:width="0.855cm" svg:height="0.923cm" svg:x="12.367cm" svg:y="21.2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55cm" svg:height="0.92cm" svg:x="12.367cm" svg:y="21.2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1" draw:layer="layout" svg:width="0.855cm" svg:height="0.923cm" svg:x="12.367cm" svg:y="21.2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55cm" svg:height="0.92cm" svg:x="14.745cm" svg:y="17.8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3.5cm" svg:height="1.395cm" svg:x="11.778cm" svg:y="18.349cm">
          <draw:text-box>
            <text:p text:style-name="P1"><text:span text:style-name="T1">BitFilter</text:span></text:p>
          </draw:text-box>
        </draw:frame>
        <draw:custom-shape draw:style-name="gr1" draw:text-style-name="P1" draw:layer="layout" svg:width="0.855cm" svg:height="0.923cm" svg:x="14.745cm" svg:y="17.8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55cm" svg:height="0.92cm" svg:x="14.745cm" svg:y="17.8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3" draw:layer="layout" svg:width="0.855cm" svg:height="0.923cm" svg:x="14.745cm" svg:y="17.8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1" draw:layer="layout" draw:type="line" svg:x1="12.795cm" svg:y1="22.143cm" svg:x2="12.773cm" svg:y2="24.655cm" draw:start-shape="id1" draw:start-glue-point="8" draw:end-shape="id2" draw:end-glue-point="4" svg:d="m12795 22143-22 2512">
          <text:p/>
        </draw:connector>
        <draw:connector draw:style-name="gr6" draw:text-style-name="P1" draw:layer="layout" draw:type="line" svg:x1="15.173cm" svg:y1="18.822cm" svg:x2="12.795cm" svg:y2="21.22cm" draw:start-shape="id3" draw:start-glue-point="8" draw:end-shape="id1" draw:end-glue-point="4" svg:d="m15173 18822-2378 2398">
          <text:p/>
        </draw:connector>
        <draw:connector draw:style-name="gr6" draw:text-style-name="P1" draw:layer="layout" draw:type="line" svg:x1="15.173cm" svg:y1="18.822cm" svg:x2="17.573cm" svg:y2="21.22cm" draw:start-shape="id3" draw:start-glue-point="8" draw:end-shape="id4" draw:end-glue-point="4" svg:d="m15173 18822 2400 2398">
          <text:p/>
        </draw:connector>
        <draw:custom-shape draw:style-name="gr1" draw:text-style-name="P1" draw:layer="layout" svg:width="0.855cm" svg:height="0.92cm" svg:x="14.645cm" svg:y="14.6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5.178cm" svg:height="1.395cm" svg:x="10cm" svg:y="15.12cm">
          <draw:text-box>
            <text:p text:style-name="P1"><text:span text:style-name="T1">Selection</text:span></text:p>
            <text:p><text:span text:style-name="T1">(l_quantity &lt; 24)</text:span></text:p>
          </draw:text-box>
        </draw:frame>
        <draw:custom-shape draw:style-name="gr1" draw:text-style-name="P1" draw:layer="layout" svg:width="0.855cm" svg:height="0.923cm" svg:x="14.645cm" svg:y="14.6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55cm" svg:height="0.92cm" svg:x="14.645cm" svg:y="14.6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5" draw:layer="layout" svg:width="0.855cm" svg:height="0.923cm" svg:x="14.645cm" svg:y="14.6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1" draw:layer="layout" draw:type="line" svg:x1="15.073cm" svg:y1="15.593cm" svg:x2="15.173cm" svg:y2="17.899cm" draw:start-shape="id5" draw:start-glue-point="8" draw:end-shape="id3" draw:end-glue-point="4" svg:d="m15073 15593 100 2306">
          <text:p/>
        </draw:connector>
        <draw:custom-shape draw:style-name="gr1" draw:text-style-name="P1" draw:layer="layout" svg:width="0.855cm" svg:height="0.92cm" svg:x="14.645cm" svg:y="14.6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5.178cm" svg:height="1.395cm" svg:x="10cm" svg:y="15.12cm">
          <draw:text-box>
            <text:p text:style-name="P1"><text:span text:style-name="T1">Selection</text:span></text:p>
            <text:p><text:span text:style-name="T1">(l_quantity &lt; 24)</text:span></text:p>
          </draw:text-box>
        </draw:frame>
        <draw:custom-shape draw:style-name="gr1" draw:text-style-name="P1" draw:layer="layout" svg:width="0.855cm" svg:height="0.923cm" svg:x="14.645cm" svg:y="14.6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55cm" svg:height="0.92cm" svg:x="14.645cm" svg:y="14.6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9" draw:layer="layout" svg:width="0.855cm" svg:height="0.923cm" svg:x="14.645cm" svg:y="14.6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935cm" svg:height="0.844cm" svg:x="7.151cm" svg:y="14.6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2" draw:layer="layout" svg:width="8.4cm" svg:height="2.235cm" svg:x="0.1cm" svg:y="15.6cm">
          <draw:text-box>
            <text:p text:style-name="P1"><text:span text:style-name="T1">Selection</text:span></text:p>
            <text:p text:style-name="P1"><text:span text:style-name="T1">((l_discount &gt;= 0.05)</text:span></text:p>
            <text:p text:style-name="P1"><text:span text:style-name="T1">AND</text:span></text:p>
            <text:p text:style-name="P1"><text:span text:style-name="T1">(l_discount &lt;= 0.07))</text:span></text:p>
          </draw:text-box>
        </draw:frame>
        <draw:custom-shape draw:style-name="gr1" draw:text-style-name="P1" draw:id="id6" draw:layer="layout" svg:width="0.935cm" svg:height="0.847cm" svg:x="7.151cm" svg:y="14.6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1" draw:layer="layout" draw:type="line" svg:x1="7.619cm" svg:y1="15.517cm" svg:x2="7.673cm" svg:y2="17.899cm" draw:start-shape="id6" draw:start-glue-point="8" draw:end-shape="id7" draw:end-glue-point="4" svg:d="m7619 15517 54 2382">
          <text:p/>
        </draw:connector>
        <draw:custom-shape draw:style-name="gr1" draw:text-style-name="P1" draw:id="id8" draw:layer="layout" svg:width="0.855cm" svg:height="0.919cm" svg:x="10.867cm" svg:y="10.7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2" draw:layer="layout" svg:width="4.822cm" svg:height="1.739cm" svg:x="11.678cm" svg:y="10.667cm">
          <draw:text-box>
            <text:p text:style-name="P1"><text:span text:style-name="T1">ScanFromJI</text:span></text:p>
            <text:p text:style-name="P1"><text:span text:style-name="T1">l_discount.pos = l_quantity.pod</text:span></text:p>
          </draw:text-box>
        </draw:frame>
        <draw:connector draw:style-name="gr6" draw:text-style-name="P1" draw:layer="layout" draw:type="line" svg:x1="11.295cm" svg:y1="11.715cm" svg:x2="7.619cm" svg:y2="14.67cm" draw:start-shape="id8" draw:start-glue-point="8" draw:end-shape="id6" draw:end-glue-point="4" svg:d="m11295 11715-3676 2955">
          <text:p/>
        </draw:connector>
        <draw:connector draw:style-name="gr6" draw:text-style-name="P1" draw:layer="layout" draw:type="line" svg:x1="11.295cm" svg:y1="11.715cm" svg:x2="15.073cm" svg:y2="14.67cm" draw:start-shape="id8" draw:start-glue-point="8" draw:end-shape="id9" draw:end-glue-point="4" svg:d="m11295 11715 3778 2955">
          <text:p/>
        </draw:connector>
        <draw:custom-shape draw:style-name="gr1" draw:text-style-name="P1" draw:id="id10" draw:layer="layout" svg:width="0.855cm" svg:height="0.92cm" svg:x="8.5cm" svg:y="7.7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2" draw:layer="layout" svg:width="4.822cm" svg:height="1.739cm" svg:x="9.311cm" svg:y="7.622cm">
          <draw:text-box>
            <text:p text:style-name="P1"><text:span text:style-name="T1">ScanFromJI</text:span></text:p>
            <text:p text:style-name="P1"><text:span text:style-name="T1">l_discount.pos = l_quantity.pod</text:span></text:p>
          </draw:text-box>
        </draw:frame>
        <draw:connector draw:style-name="gr6" draw:text-style-name="P1" draw:layer="layout" draw:type="line" svg:x1="8.928cm" svg:y1="8.671cm" svg:x2="6.795cm" svg:y2="10.796cm" draw:start-shape="id10" draw:start-glue-point="8" draw:end-shape="id11" draw:end-glue-point="4" svg:d="m8928 8671-2133 2125">
          <text:p/>
        </draw:connector>
        <draw:connector draw:style-name="gr6" draw:text-style-name="P1" draw:layer="layout" draw:type="line" svg:x1="8.928cm" svg:y1="8.671cm" svg:x2="11.295cm" svg:y2="10.796cm" draw:start-shape="id10" draw:start-glue-point="8" draw:end-shape="id8" draw:end-glue-point="4" svg:d="m8928 8671 2367 2125">
          <text:p/>
        </draw:connector>
        <draw:custom-shape draw:style-name="gr1" draw:text-style-name="P1" draw:id="id13" draw:layer="layout" svg:width="0.855cm" svg:height="0.92cm" svg:x="8.5cm" svg:y="4.98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4" draw:layer="layout" svg:width="9.322cm" svg:height="1.395cm" svg:x="9.178cm" svg:y="4.855cm">
          <draw:text-box>
            <text:p text:style-name="P3"><text:span text:style-name="T1">AggreOut</text:span></text:p>
            <text:p text:style-name="P3"><text:span text:style-name="T1">sum(l_extendedprice*l_discount)</text:span></text:p>
          </draw:text-box>
        </draw:frame>
        <draw:custom-shape draw:style-name="gr1" draw:text-style-name="P1" draw:id="id12" draw:layer="layout" svg:width="0.855cm" svg:height="0.92cm" svg:x="8.5cm" svg:y="2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4" draw:layer="layout" svg:width="2.322cm" svg:height="0.747cm" svg:x="9.378cm" svg:y="2.457cm">
          <draw:text-box>
            <text:p text:style-name="P3"><text:span text:style-name="T1">OutPut</text:span></text:p>
          </draw:text-box>
        </draw:frame>
        <draw:connector draw:style-name="gr6" draw:text-style-name="P1" draw:layer="layout" draw:type="line" svg:x1="8.928cm" svg:y1="3.32cm" svg:x2="8.928cm" svg:y2="4.983cm" draw:start-shape="id12" draw:start-glue-point="8" draw:end-shape="id13" draw:end-glue-point="4" svg:d="m8928 3320v1663">
          <text:p/>
        </draw:connector>
        <draw:connector draw:style-name="gr6" draw:text-style-name="P1" draw:layer="layout" draw:type="line" svg:x1="8.928cm" svg:y1="5.903cm" svg:x2="8.928cm" svg:y2="7.751cm" draw:start-shape="id13" draw:start-glue-point="8" draw:end-shape="id10" draw:end-glue-point="4" svg:d="m8928 5903v184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さざなみ明朝" style:font-family-generic="roman" style:font-pitch="variable" fo:font-size="24pt" fo:language="en" fo:country="US" style:font-family-asian="東風ゴシック" style:font-family-generic-asian="system" style:font-pitch-asian="variable" style:font-size-asian="24pt" style:language-asian="ja" style:country-asian="JP" style:font-family-complex="東風ゴシック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東風ゴシック" style:font-family-generic="roman" style:font-pitch="variable" fo:font-size="18pt" fo:font-style="normal" fo:text-shadow="none" style:text-underline-style="none" fo:font-weight="normal" style:letter-kerning="true" style:font-family-asian="東風ゴシック" style:font-family-generic-asian="system" style:font-pitch-asian="variable" style:font-size-asian="18pt" style:font-style-asian="normal" style:font-weight-asian="normal" style:font-family-complex="東風ゴシック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fuku </meta:initial-creator>
    <meta:creation-date>2011-11-14T21:52:13</meta:creation-date>
    <dc:date>2011-11-14T22:37:48</dc:date>
    <dc:creator>fuku </dc:creator>
    <meta:editing-duration>PT00H17M40S</meta:editing-duration>
    <meta:editing-cycles>23</meta:editing-cycles>
    <meta:generator>OpenOffice.org/3.2$Unix OpenOffice.org_project/320m12$Build-9483</meta:generator>
    <meta:document-statistic meta:object-count="53"/>
  </office:meta>
</office:document-meta>
</file>